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2d5e7c" officeooo:paragraph-rsid="001f6ffd"/>
    </style:style>
    <style:style style:name="P3" style:family="paragraph" style:parent-style-name="Standard">
      <style:text-properties officeooo:rsid="002f16cd" officeooo:paragraph-rsid="001f6ffd"/>
    </style:style>
    <style:style style:name="P4" style:family="paragraph" style:parent-style-name="Standard">
      <style:text-properties officeooo:rsid="0033a395" officeooo:paragraph-rsid="001f6ffd"/>
    </style:style>
    <style:style style:name="P5" style:family="paragraph" style:parent-style-name="Standard">
      <style:text-properties officeooo:rsid="002d5e7c" officeooo:paragraph-rsid="0021067e"/>
    </style:style>
    <style:style style:name="T1" style:family="text">
      <style:text-properties officeooo:rsid="002106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/text:p>
      <text:p text:style-name="P5"><text:a xlink:type="simple" xlink:href="https://coderprog.com/aws-masterclass-storage-cdn-s3-cloudfront/" text:style-name="Internet_20_link" text:visited-style-name="Visited_20_Internet_20_Link"/></text:p>
      <text:p text:style-name="P2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3"><text:a xlink:type="simple" xlink:href="https://coderprog.com/beginners-guide-cloud-computing-openstack/" text:style-name="Internet_20_link" text:visited-style-name="Visited_20_Internet_20_Link"/></text:p>
      <text:p text:style-name="P3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4"><text:a xlink:type="simple" xlink:href="https://coderprog.com/aws-design-implement-systems/" text:style-name="Internet_20_link" text:visited-style-name="Visited_20_Internet_20_Link"/></text:p>
      <text:p text:style-name="P4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><text:a xlink:type="simple" xlink:href="https://coderprog.com/building-serverless-applications/" text:style-name="Internet_20_link" text:visited-style-name="Visited_20_Internet_20_Link">https://coderprog.com/building-serverless-application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4-22T17:54:22.349778572</dc:date>
    <meta:editing-duration>PT13S</meta:editing-duration>
    <meta:editing-cycles>2</meta:editing-cycles>
    <meta:document-statistic meta:table-count="0" meta:image-count="0" meta:object-count="0" meta:page-count="1" meta:paragraph-count="5" meta:word-count="5" meta:character-count="295" meta:non-whitespace-character-count="295"/>
  </office:meta>
</office:document-meta>
</file>